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239" officeooo:paragraph-rsid="001e4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www.youtube.com/watch?v=3wCjeXUJHKkhttps://www.youtube.com/watch?v=3wCjeXUJHK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7:16:04.935461034</meta:creation-date>
    <dc:date>2024-08-24T17:28:22.756132933</dc:date>
    <meta:editing-duration>PT2M7S</meta:editing-duration>
    <meta:editing-cycles>1</meta:editing-cycles>
    <meta:document-statistic meta:table-count="0" meta:image-count="0" meta:object-count="0" meta:page-count="1" meta:paragraph-count="1" meta:word-count="1" meta:character-count="86" meta:non-whitespace-character-count="86"/>
    <meta:generator>LibreOffice/7.3.7.2$Linux_X86_64 LibreOffice_project/30$Build-2</meta:generator>
  </office:meta>
</office:document-meta>
</file>